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Trebuchet MS" fo:font-size="10pt" style:font-size-asian="10pt" style:font-size-complex="10pt"/>
    </style:style>
    <style:style style:name="P2" style:family="paragraph" style:parent-style-name="Standard" style:list-style-name="L1">
      <style:text-properties style:font-name="Trebuchet MS" fo:font-size="10pt" style:font-size-asian="10pt" style:font-size-complex="10pt"/>
    </style:style>
    <style:style style:name="P3" style:family="paragraph" style:parent-style-name="Standard" style:list-style-name="L2">
      <style:text-properties style:font-name="Trebuchet MS" fo:font-size="10pt" style:font-size-asian="10pt" style:font-size-complex="10pt"/>
    </style:style>
    <style:style style:name="P4" style:family="paragraph" style:parent-style-name="Standard" style:list-style-name="L3">
      <style:text-properties style:font-name="Trebuchet MS" fo:font-size="10pt" style:font-size-asian="10pt" style:font-size-complex="10pt"/>
    </style:style>
    <style:style style:name="P5" style:family="paragraph" style:parent-style-name="Standard" style:list-style-name="L4">
      <style:text-properties style:font-name="Trebuchet MS" fo:font-size="10pt" style:font-size-asian="10pt" style:font-size-complex="10pt"/>
    </style:style>
    <style:style style:name="P6" style:family="paragraph" style:parent-style-name="Standard" style:list-style-name="L5">
      <style:text-properties style:font-name="Trebuchet MS" fo:font-size="10pt" style:font-size-asian="10pt" style:font-size-complex="10pt"/>
    </style:style>
    <style:style style:name="P7" style:family="paragraph" style:parent-style-name="Standard" style:list-style-name="L6">
      <style:text-properties style:font-name="Trebuchet MS" fo:font-size="10pt" style:font-size-asian="10pt" style:font-size-complex="10pt"/>
    </style:style>
    <style:style style:name="P8" style:family="paragraph" style:parent-style-name="Standard" style:list-style-name="L7">
      <style:text-properties style:font-name="Trebuchet MS" fo:font-size="10pt" style:font-size-asian="10pt" style:font-size-complex="10pt"/>
    </style:style>
    <style:style style:name="P9" style:family="paragraph" style:parent-style-name="Standard" style:list-style-name="L8">
      <style:text-properties style:font-name="Trebuchet MS" fo:font-size="10pt" style:font-size-asian="10pt" style:font-size-complex="10pt"/>
    </style:style>
    <style:style style:name="P10" style:family="paragraph" style:parent-style-name="Standard" style:list-style-name="L9">
      <style:text-properties style:font-name="Trebuchet MS" fo:font-size="10pt" style:font-size-asian="10pt" style:font-size-complex="10pt"/>
    </style:style>
    <style:style style:name="P11" style:family="paragraph" style:parent-style-name="Standard" style:list-style-name="L10">
      <style:text-properties style:font-name="Trebuchet MS" fo:font-size="10pt" style:font-size-asian="10pt" style:font-size-complex="10pt"/>
    </style:style>
    <style:style style:name="P12" style:family="paragraph" style:parent-style-name="Standard" style:list-style-name="L11">
      <style:text-properties style:font-name="Trebuchet MS" fo:font-size="10pt" style:font-size-asian="10pt" style:font-size-complex="10pt"/>
    </style:style>
    <style:style style:name="P13" style:family="paragraph" style:parent-style-name="Standard" style:list-style-name="L12">
      <style:text-properties style:font-name="Trebuchet MS" fo:font-size="10pt" style:font-size-asian="10pt" style:font-size-complex="10pt"/>
    </style:style>
    <style:style style:name="P14" style:family="paragraph" style:parent-style-name="Standard" style:list-style-name="L13">
      <style:text-properties style:font-name="Trebuchet MS" fo:font-size="10pt" style:font-size-asian="10pt" style:font-size-complex="10pt"/>
    </style:style>
    <style:style style:name="P15" style:family="paragraph" style:parent-style-name="Standard" style:list-style-name="L14">
      <style:text-properties style:font-name="Trebuchet MS" fo:font-size="10pt" style:font-size-asian="10pt" style:font-size-complex="10pt"/>
    </style:style>
    <style:style style:name="P16" style:family="paragraph" style:parent-style-name="Standard" style:list-style-name="L15">
      <style:text-properties style:font-name="Trebuchet MS" fo:font-size="10pt" style:font-size-asian="10pt" style:font-size-complex="10pt"/>
    </style:style>
    <style:style style:name="P17" style:family="paragraph" style:parent-style-name="Standard" style:list-style-name="L16">
      <style:text-properties style:font-name="Trebuchet MS" fo:font-size="10pt" style:font-size-asian="10pt" style:font-size-complex="10pt"/>
    </style:style>
    <style:style style:name="P18" style:family="paragraph" style:parent-style-name="Standard" style:list-style-name="L17">
      <style:text-properties style:font-name="Trebuchet MS" fo:font-size="10pt" style:font-size-asian="10pt" style:font-size-complex="10pt"/>
    </style:style>
    <style:style style:name="P19" style:family="paragraph" style:parent-style-name="Standard" style:list-style-name="L18">
      <style:text-properties style:font-name="Trebuchet MS" fo:font-size="10pt" style:font-size-asian="10pt" style:font-size-complex="10pt"/>
    </style:style>
    <style:style style:name="P20" style:family="paragraph" style:parent-style-name="Standard" style:list-style-name="L19">
      <style:text-properties style:font-name="Trebuchet MS" fo:font-size="10pt" style:font-size-asian="10pt" style:font-size-complex="10pt"/>
    </style:style>
    <style:style style:name="T1" style:family="text">
      <style:text-properties fo:font-size="8pt" style:font-size-asian="8pt" style:font-size-complex="8pt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IST DE LOOT</text:p>
      <text:p text:style-name="P1"/>
      <text:p text:style-name="P1">NOURRITURE </text:p>
      <text:p text:style-name="P1">(toutes les marques sur les produits d'emballages doivent être inventées et parodier des produits existants)</text:p>
      <text:p text:style-name="P1"/>
      <text:list xml:id="list7874467484432894373" text:style-name="L1">
        <text:list-item>
          <text:p text:style-name="P2">Conserves de tomates « Bitonly » (buitoni)</text:p>
        </text:list-item>
        <text:list-item>
          <text:p text:style-name="P2">Conserves de thon « petit rafiot » (petit navire)</text:p>
        </text:list-item>
        <text:list-item>
          <text:p text:style-name="P2">Conserves de ravioli bœuf « spanghani » (panzani) <text:span text:style-name="T1">mettre une photo de cheval et marquer 100% pur boeuf</text:span></text:p>
        </text:list-item>
        <text:list-item>
          <text:p text:style-name="P2">Conserves « maison » de poulet (bocal en verre)</text:p>
        </text:list-item>
        <text:list-item>
          <text:p text:style-name="P2">Conserves de fruits «St Mamie» (St Mammet)</text:p>
        </text:list-item>
        <text:list-item>
          <text:p text:style-name="P2">Légumes frais : Tomates</text:p>
        </text:list-item>
        <text:list-item>
          <text:p text:style-name="P2">Légumes frais : Poivrons</text:p>
        </text:list-item>
        <text:list-item>
          <text:p text:style-name="P2">Légumes frais : Concombres</text:p>
        </text:list-item>
        <text:list-item>
          <text:p text:style-name="P2">Légumes frais : Champignons</text:p>
        </text:list-item>
        <text:list-item>
          <text:p text:style-name="P2">Légumes frais : Salade</text:p>
        </text:list-item>
        <text:list-item>
          <text:p text:style-name="P2">Paquet de Pâtes « spanghani »</text:p>
        </text:list-item>
        <text:list-item>
          <text:p text:style-name="P2">Paquet de Riz « uncle Jean Kevin» (uncle Bens)<text:span text:style-name="T1"> mettre un dessin de portrait de kikoolol sur la boite</text:span></text:p>
        </text:list-item>
        <text:list-item>
          <text:p text:style-name="P2">Paquet de saucisses sèches « Juste un Bignou » (Justin bridou) </text:p>
        </text:list-item>
        <text:list-item>
          <text:p text:style-name="P2">Paquet de tranches de bœuf séché « american hormone beef » image style retro</text:p>
        </text:list-item>
        <text:list-item>
          <text:p text:style-name="P2">Paquet de céréales « Monsantogg's  corn flakes» (kellogg's) <text:span text:style-name="T1">parodier le paquet avec un coq radioactif</text:span></text:p>
        </text:list-item>
        <text:list-item>
          <text:p text:style-name="P2">Paquet de café en poudre</text:p>
        </text:list-item>
        <text:list-item>
          <text:p text:style-name="P2">Farine</text:p>
        </text:list-item>
        <text:list-item>
          <text:p text:style-name="P2">Œufs</text:p>
        </text:list-item>
        <text:list-item>
          <text:p text:style-name="P2">Sucre</text:p>
          <text:p text:style-name="P2"><text:s/></text:p>
        </text:list-item>
      </text:list>
      <text:p text:style-name="P1"/>
      <text:p text:style-name="P1">LIQUIDES</text:p>
      <text:p text:style-name="P1"/>
      <text:list xml:id="list35612576" text:continue-numbering="true" text:style-name="L1">
        <text:list-item>
          <text:p text:style-name="P2">FIESTA (fanta)</text:p>
        </text:list-item>
        <text:list-item>
          <text:p text:style-name="P2">CYKA COLA (coca)</text:p>
        </text:list-item>
        <text:list-item>
          <text:p text:style-name="P2">EVLAN water (parodier l'étiquette d'evian)</text:p>
        </text:list-item>
        <text:list-item>
          <text:p text:style-name="P2">KARL'S BEER (carlsberg) jte filerais la photo d'un pote pour l'exploiter</text:p>
        </text:list-item>
        <text:list-item>
          <text:p text:style-name="P2">TONTON JACKO (parodier l'étiquette et la bouteille de Jack Daniel's)</text:p>
        </text:list-item>
      </text:list>
      <text:p text:style-name="P1"/>
      <text:p text:style-name="P1">LOOT MEDICAUX</text:p>
      <text:p text:style-name="P1"/>
      <text:list xml:id="list7943659501162807064" text:style-name="L2">
        <text:list-item>
          <text:p text:style-name="P3">Alcool médical</text:p>
        </text:list-item>
        <text:list-item>
          <text:p text:style-name="P3">bandage</text:p>
        </text:list-item>
        <text:list-item>
          <text:p text:style-name="P3">cachets de vitamine</text:p>
        </text:list-item>
        <text:list-item>
          <text:p text:style-name="P3">seringue vide</text:p>
        </text:list-item>
        <text:list-item>
          <text:p text:style-name="P3">serum : morphine</text:p>
        </text:list-item>
        <text:list-item>
          <text:p text:style-name="P3">serum : anti-viral</text:p>
        </text:list-item>
        <text:list-item>
          <text:p text:style-name="P3">poche de sang</text:p>
          <text:p text:style-name="P3"/>
        </text:list-item>
      </text:list>
      <text:p text:style-name="P1"/>
      <text:p text:style-name="P1">LOOT NATURELS</text:p>
      <text:p text:style-name="P1">(Zones de loot)</text:p>
      <text:list xml:id="list3323265037245096165" text:style-name="L3">
        <text:list-item>
          <text:p text:style-name="P4">bois (arbres)</text:p>
        </text:list-item>
        <text:list-item>
          <text:p text:style-name="P4">pierre (rochers)</text:p>
        </text:list-item>
        <text:list-item>
          <text:p text:style-name="P4">eau (lacs, rivières et puits)</text:p>
        </text:list-item>
        <text:list-item>
          <text:p text:style-name="P4">fer (roche marron)</text:p>
        </text:list-item>
        <text:list-item>
          <text:p text:style-name="P4">sulfure (roche marron)</text:p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LOOT VETEMENTS</text:p>
      <text:p text:style-name="P1"/>
      <text:list xml:id="list2634760806495906117" text:style-name="L4">
        <text:list-item>
          <text:p text:style-name="P5">PIEDS</text:p>
          <text:list>
            <text:list-item>
              <text:p text:style-name="P5">baskets</text:p>
            </text:list-item>
            <text:list-item>
              <text:p text:style-name="P5">chaussures de ville</text:p>
            </text:list-item>
            <text:list-item>
              <text:p text:style-name="P5">chaussures de randonnées</text:p>
            </text:list-item>
            <text:list-item>
              <text:p text:style-name="P5">tongues</text:p>
            </text:list-item>
            <text:list-item>
              <text:p text:style-name="P5">militaire : Rangers</text:p>
            </text:list-item>
            <text:list-item>
              <text:p text:style-name="P5">police : Rangers</text:p>
            </text:list-item>
            <text:list-item>
              <text:p text:style-name="P5">Pompier : Rangers</text:p>
              <text:p text:style-name="P5"/>
            </text:list-item>
          </text:list>
        </text:list-item>
      </text:list>
      <text:list xml:id="list1843775026674605253" text:style-name="L5">
        <text:list-item>
          <text:p text:style-name="P6">JAMBES</text:p>
          <text:list>
            <text:list-item>
              <text:p text:style-name="P6">jean</text:p>
            </text:list-item>
            <text:list-item>
              <text:p text:style-name="P6">jogging</text:p>
            </text:list-item>
            <text:list-item>
              <text:p text:style-name="P6">short</text:p>
            </text:list-item>
            <text:list-item>
              <text:p text:style-name="P6">bermuda</text:p>
            </text:list-item>
            <text:list-item>
              <text:p text:style-name="P6">jupe</text:p>
            </text:list-item>
            <text:list-item>
              <text:p text:style-name="P6">militaire : Uniforme</text:p>
            </text:list-item>
            <text:list-item>
              <text:p text:style-name="P6">police : Uniforme</text:p>
            </text:list-item>
            <text:list-item>
              <text:p text:style-name="P6">Pompier : Uniforme</text:p>
            </text:list-item>
          </text:list>
        </text:list-item>
      </text:list>
      <text:p text:style-name="P1"/>
      <text:list xml:id="list5297992569354599630" text:style-name="L6">
        <text:list-item>
          <text:p text:style-name="P7">TORSE</text:p>
          <text:list>
            <text:list-item>
              <text:p text:style-name="P7">T-shirt</text:p>
            </text:list-item>
            <text:list-item>
              <text:p text:style-name="P7">pull</text:p>
            </text:list-item>
            <text:list-item>
              <text:p text:style-name="P7">marcel</text:p>
            </text:list-item>
            <text:list-item>
              <text:p text:style-name="P7">robe</text:p>
            </text:list-item>
            <text:list-item>
              <text:p text:style-name="P7">militaire : Uniforme</text:p>
            </text:list-item>
            <text:list-item>
              <text:p text:style-name="P7">police : Uniforme</text:p>
            </text:list-item>
            <text:list-item>
              <text:p text:style-name="P7">Pompier : Uniforme</text:p>
            </text:list-item>
          </text:list>
        </text:list-item>
      </text:list>
      <text:p text:style-name="P1"/>
      <text:list xml:id="list4234191852995833269" text:style-name="L7">
        <text:list-item>
          <text:p text:style-name="P8">TETE</text:p>
          <text:list>
            <text:list-item>
              <text:p text:style-name="P8">Bonnet</text:p>
            </text:list-item>
            <text:list-item>
              <text:p text:style-name="P8">Casquette</text:p>
            </text:list-item>
            <text:list-item>
              <text:p text:style-name="P8">Chapeau</text:p>
            </text:list-item>
            <text:list-item>
              <text:p text:style-name="P8">militaire : Casque lourd</text:p>
            </text:list-item>
            <text:list-item>
              <text:p text:style-name="P8">police : Képi</text:p>
            </text:list-item>
            <text:list-item>
              <text:p text:style-name="P8">Pompier : Casque</text:p>
            </text:list-item>
          </text:list>
        </text:list-item>
      </text:list>
      <text:p text:style-name="P1"/>
      <text:list xml:id="list4931833860734149954" text:style-name="L8">
        <text:list-item>
          <text:p text:style-name="P9">ACCESSOIRES JAMBES</text:p>
          <text:list>
            <text:list-item>
              <text:p text:style-name="P9">Militaire : armure</text:p>
            </text:list-item>
            <text:list-item>
              <text:p text:style-name="P9">Militaire : Holster de cuisse</text:p>
              <text:p text:style-name="P9"/>
            </text:list-item>
          </text:list>
        </text:list-item>
        <text:list-item>
          <text:p text:style-name="P9">ACCESSOIRES TORSE</text:p>
          <text:list>
            <text:list-item>
              <text:p text:style-name="P9">Militaire : Gilet pare balle</text:p>
            </text:list-item>
            <text:list-item>
              <text:p text:style-name="P9">Militaire : Gilet tactique</text:p>
            </text:list-item>
            <text:list-item>
              <text:p text:style-name="P9">Militaire : Cartouchière</text:p>
            </text:list-item>
            <text:list-item>
              <text:p text:style-name="P9">Militaire : Holster de torse</text:p>
              <text:p text:style-name="P9"/>
            </text:list-item>
          </text:list>
        </text:list-item>
        <text:list-item>
          <text:p text:style-name="P9">ACCESSOIRES DOS</text:p>
          <text:list>
            <text:list-item>
              <text:p text:style-name="P9">sac à dos bandoulière</text:p>
            </text:list-item>
            <text:list-item>
              <text:p text:style-name="P9">petit sac à dos</text:p>
            </text:list-item>
            <text:list-item>
              <text:p text:style-name="P9">sac à dos de chasseur (un peu plus grand)</text:p>
            </text:list-item>
            <text:list-item>
              <text:p text:style-name="P9">sac randonneur (très grand mais couleur flashy)</text:p>
            </text:list-item>
            <text:list-item>
              <text:p text:style-name="P9"><text:soft-page-break/>sac militaire (très grand et couleur camo)</text:p>
            </text:list-item>
          </text:list>
        </text:list-item>
      </text:list>
      <text:p text:style-name="P1"/>
      <text:p text:style-name="P1">LOOT ARMES</text:p>
      <text:p text:style-name="P1"/>
      <text:list xml:id="list2970275358702950350" text:style-name="L9">
        <text:list-item>
          <text:p text:style-name="P10">CORPS A CORPS </text:p>
          <text:list>
            <text:list-item>
              <text:p text:style-name="P10">Batte de baseball</text:p>
            </text:list-item>
            <text:list-item>
              <text:p text:style-name="P10">Couteau de cuisine</text:p>
            </text:list-item>
            <text:list-item>
              <text:p text:style-name="P10">Couteau militaire</text:p>
            </text:list-item>
            <text:list-item>
              <text:p text:style-name="P10">Couteau de lancé </text:p>
            </text:list-item>
            <text:list-item>
              <text:p text:style-name="P10">Machette </text:p>
            </text:list-item>
            <text:list-item>
              <text:p text:style-name="P10">Katana </text:p>
            </text:list-item>
            <text:list-item>
              <text:p text:style-name="P10">Hache de bûcheron </text:p>
            </text:list-item>
            <text:list-item>
              <text:p text:style-name="P10">Hache de pompier </text:p>
            </text:list-item>
            <text:list-item>
              <text:p text:style-name="P10">Pelle</text:p>
            </text:list-item>
            <text:list-item>
              <text:p text:style-name="P10">Pied de biche </text:p>
            </text:list-item>
            <text:list-item>
              <text:p text:style-name="P10">club de golf </text:p>
            </text:list-item>
            <text:list-item>
              <text:p text:style-name="P10">crosse de Hokey</text:p>
            </text:list-item>
            <text:list-item>
              <text:p text:style-name="P10">Pieu en bois</text:p>
            </text:list-item>
            <text:list-item>
              <text:p text:style-name="P10">Tronçonneuse </text:p>
            </text:list-item>
          </text:list>
        </text:list-item>
      </text:list>
      <text:p text:style-name="P1"/>
      <text:list xml:id="list433283685221315475" text:style-name="L10">
        <text:list-item>
          <text:p text:style-name="P11">ARMES A MOYENNE DISTANCE</text:p>
          <text:list>
            <text:list-item>
              <text:p text:style-name="P11">Arc</text:p>
            </text:list-item>
            <text:list-item>
              <text:p text:style-name="P11">Grenades</text:p>
            </text:list-item>
            <text:list-item>
              <text:p text:style-name="P11">Arbalète</text:p>
            </text:list-item>
            <text:list-item>
              <text:p text:style-name="P11">Dynamite</text:p>
              <text:p text:style-name="P11"><text:s/></text:p>
            </text:list-item>
          </text:list>
        </text:list-item>
      </text:list>
      <text:list xml:id="list1620049272200235094" text:style-name="L11">
        <text:list-item>
          <text:p text:style-name="P12">ARMES DE POING</text:p>
          <text:list>
            <text:list-item>
              <text:p text:style-name="P12">berreta</text:p>
            </text:list-item>
            <text:list-item>
              <text:p text:style-name="P12">desert eagle</text:p>
            </text:list-item>
            <text:list-item>
              <text:p text:style-name="P12">glock 18 (automatique)</text:p>
            </text:list-item>
            <text:list-item>
              <text:p text:style-name="P12">.44 magnum </text:p>
            </text:list-item>
          </text:list>
        </text:list-item>
      </text:list>
      <text:p text:style-name="P1"/>
      <text:list xml:id="list1809036143452394146" text:style-name="L12">
        <text:list-item>
          <text:p text:style-name="P13">FUSILS A POMPE</text:p>
          <text:list>
            <text:list-item>
              <text:p text:style-name="P13">Mossberg </text:p>
            </text:list-item>
            <text:list-item>
              <text:p text:style-name="P13">Spas12</text:p>
            </text:list-item>
            <text:list-item>
              <text:p text:style-name="P13">canon scié</text:p>
            </text:list-item>
            <text:list-item>
              <text:p text:style-name="P13">Fusil de chasse <text:s/></text:p>
            </text:list-item>
          </text:list>
        </text:list-item>
      </text:list>
      <text:p text:style-name="P1"/>
      <text:list xml:id="list3165363439932140856" text:style-name="L13">
        <text:list-item>
          <text:p text:style-name="P14">SNIPER</text:p>
          <text:list>
            <text:list-item>
              <text:p text:style-name="P14">L96</text:p>
            </text:list-item>
            <text:list-item>
              <text:p text:style-name="P14">Mosin</text:p>
            </text:list-item>
            <text:list-item>
              <text:p text:style-name="P14">Dragunov</text:p>
            </text:list-item>
            <text:list-item>
              <text:p text:style-name="P14">SKS </text:p>
            </text:list-item>
          </text:list>
        </text:list-item>
      </text:list>
      <text:p text:style-name="P1"/>
      <text:list xml:id="list4852442604430380180" text:style-name="L14">
        <text:list-item>
          <text:p text:style-name="P15">AUTOMATIQUE</text:p>
          <text:list>
            <text:list-item>
              <text:p text:style-name="P15">AK47</text:p>
            </text:list-item>
            <text:list-item>
              <text:p text:style-name="P15">M4</text:p>
            </text:list-item>
            <text:list-item>
              <text:p text:style-name="P15">MP4</text:p>
            </text:list-item>
            <text:list-item>
              <text:p text:style-name="P15">M16</text:p>
            </text:list-item>
            <text:list-item>
              <text:p text:style-name="P15">P90</text:p>
            </text:list-item>
            <text:list-item>
              <text:p text:style-name="P15">Uzi</text:p>
              <text:p text:style-name="P15"><text:s/></text:p>
            </text:list-item>
          </text:list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>CRAFT SIMPLE</text:p>
      <text:p text:style-name="P1"/>
      <text:list xml:id="list7394597841461304671" text:style-name="L15">
        <text:list-item>
          <text:p text:style-name="P16">fragment de metal (fer)</text:p>
        </text:list-item>
        <text:list-item>
          <text:p text:style-name="P16">planche de bois (bois)</text:p>
        </text:list-item>
        <text:list-item>
          <text:p text:style-name="P16">bâton (bois)</text:p>
        </text:list-item>
        <text:list-item>
          <text:p text:style-name="P16">poudre noire (sulfure + alcool)</text:p>
        </text:list-item>
        <text:list-item>
          <text:p text:style-name="P16">morceaux de tissu (vêtements)</text:p>
        </text:list-item>
        <text:list-item>
          <text:p text:style-name="P16">corde (morceau de tissu)</text:p>
        </text:list-item>
      </text:list>
      <text:list xml:id="list498795413903811314" text:style-name="L16">
        <text:list-item>
          <text:p text:style-name="P17">boite de clous (fragments de metal)</text:p>
        </text:list-item>
      </text:list>
      <text:p text:style-name="P1"/>
      <text:p text:style-name="P1"/>
      <text:p text:style-name="P1"/>
      <text:list xml:id="list35604830" text:continue-numbering="true" text:style-name="L16">
        <text:list-item>
          <text:p text:style-name="P17">bandages stériles (morceaux de tissu ou bandage + alcool médical)</text:p>
        </text:list-item>
      </text:list>
      <text:p text:style-name="P1"/>
      <text:list xml:id="list6999516849179485107" text:style-name="L17">
        <text:list-item>
          <text:p text:style-name="P18">flèche (bois + fragment métal)</text:p>
        </text:list-item>
        <text:list-item>
          <text:p text:style-name="P18">arc (bois + corde)</text:p>
        </text:list-item>
        <text:list-item>
          <text:p text:style-name="P18">batte cloutée (batte + clous)</text:p>
          <text:p text:style-name="P18"/>
        </text:list-item>
      </text:list>
      <text:p text:style-name="P1"/>
      <text:p text:style-name="P1">CRAFT COMPLEXES (blue print + table de craft)</text:p>
      <text:p text:style-name="P1"/>
      <text:list xml:id="list6809348531485130021" text:style-name="L18">
        <text:list-item>
          <text:p text:style-name="P19">grenade artisanale (poudre noire + clous + bouteille vide + corde)</text:p>
        </text:list-item>
        <text:list-item>
          <text:p text:style-name="P19">plastron artisanal (bois + fragment métal + corde + clous)</text:p>
        </text:list-item>
      </text:list>
      <text:list xml:id="list828657532187570134" text:style-name="L19">
        <text:list-item>
          <text:p text:style-name="P20">grand sac à dos artisanal (morceau de tissu + corde)</text:p>
        </text:list-item>
        <text:list-item>
          <text:p text:style-name="P20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3cm" fo:margin-bottom="0.513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8-10T11:51:46.36</meta:creation-date>
    <dc:date>2016-08-10T18:06:44.46</dc:date>
    <meta:editing-duration>PT4H57M35S</meta:editing-duration>
    <meta:editing-cycles>5</meta:editing-cycles>
    <meta:generator>OpenOffice/4.1.1$Win32 OpenOffice.org_project/411m6$Build-9775</meta:generator>
    <meta:document-statistic meta:table-count="0" meta:image-count="0" meta:object-count="0" meta:page-count="4" meta:paragraph-count="152" meta:word-count="672" meta:character-count="3286"/>
  </office:meta>
</office:document-meta>
</file>